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4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OBS Från Iteration 3, ska bearbetas.. (?)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7697221452202876741" text:style-name="L1">
              <text:list-header>
                <text:p text:style-name="P3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6472172" text:continue-numbering="true" text:style-name="L1">
              <text:list-header>
                <text:p text:style-name="P5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6483260" text:continue-numbering="true" text:style-name="L1">
              <text:list-header>
                <text:p text:style-name="P5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text:line-break/></text:p>
            <text:p text:style-name="P2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36470609" text:continue-numbering="true" text:style-name="L1">
              <text:list-header>
                <text:p text:style-name="P5">[3.2]Funktion som granskar ledtråds Korts CardData och hämtar rätt data beroende på vem man frågar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7h</text:p>
          </table:table-cell>
          <table:table-cell table:style-name="Tabell1.F2" office:value-type="string">
            <text:p text:style-name="Table_20_Contents">5h</text:p>
          </table:table-cell>
        </table:table-row>
        <table:table-row>
          <table:table-cell table:style-name="Tabell1.F2" table:number-columns-spanned="6" office:value-type="string">
            <text:p text:style-name="P2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2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6480616" text:continue-numbering="true" text:style-name="L1">
              <text:list-header>
                <text:p text:style-name="P6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6482065" text:continue-numbering="true" text:style-name="L1">
              <text:list-header>
                <text:p text:style-name="P5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6458491" text:continue-numbering="true" text:style-name="L1">
              <text:list-header>
                <text:p text:style-name="P5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6476026" text:continue-numbering="true" text:style-name="L1">
              <text:list-header>
                <text:p text:style-name="P5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2">Funktionen är klar till större del! Det som behövs göras :<text:line-break/>-Se till att bilderna får bättre storlek</text:p>
            <text:p text:style-name="P2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6473216" text:continue-numbering="true" text:style-name="L1">
              <text:list-header>
                <text:p text:style-name="P6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6481376" text:continue-numbering="true" text:style-name="L1">
              <text:list-header>
                <text:p text:style-name="P6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6485526" text:continue-numbering="true" text:style-name="L1">
              <text:list-header>
                <text:p text:style-name="P6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6483940" text:continue-numbering="true" text:style-name="L1">
              <text:list-header>
                <text:p text:style-name="P6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04h 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04h = 136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2DT6H9M41S</meta:editing-duration>
    <meta:editing-cycles>65</meta:editing-cycles>
    <meta:generator>OpenOffice.org/3.4.1$Win32 OpenOffice.org_project/341m1$Build-9593</meta:generator>
    <dc:date>2014-05-12T16:31:38.18</dc:date>
    <meta:document-statistic meta:table-count="1" meta:image-count="0" meta:object-count="0" meta:page-count="2" meta:paragraph-count="74" meta:word-count="502" meta:character-count="2952"/>
    <meta:user-defined meta:name="Info 1"/>
    <meta:user-defined meta:name="Info 2"/>
    <meta:user-defined meta:name="Info 3"/>
    <meta:user-defined meta:name="Info 4"/>
  </office:meta>
</office:document-meta>
</file>